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0.83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near Machine Learni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Linear <text:span text:style-name="T1">Machine Learning </text:span>is usually about discovering parameters of an undetermined prediction or classification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rge Scale Machine Learn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Learning is distributed across a cluster, eg. Hadoop</text:p>
              </text:list-item>
              <text:list-item>
                <text:p>Each node in the cluster works on a section of the training data</text:p>
              </text:list-item>
              <text:list-item>
                <text:p>After each step of the learning algorithm the learned function parameters need to be synchronized across all the nodes of the clus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Reduce</text:p>
          </draw:text-box>
        </draw:frame>
        <draw:frame presentation:style-name="pr4" draw:layer="layout" svg:width="24.639cm" svg:height="12.179cm" svg:x="1.5cm" svg:y="4.914cm" presentation:class="outline" presentation:user-transformed="true">
          <draw:text-box>
            <text:list text:style-name="L3">
              <text:list-item>
                <text:p>One way of synchronizing a potentially large vector of parameters across potentially large number of nodes is AllReduce</text:p>
              </text:list-item>
              <text:list-item>
                <text:p>Build a binary tree topology over the nodes, where each parent node aggregates the weights of its children up the tree – Reduce step</text:p>
              </text:list-item>
              <text:list-item>
                <text:p>When the root is reached, broadcast back the aggregated parameters, down the tree – Broadcast step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Reduce - illustration</text:p>
          </draw:text-box>
        </draw:frame>
        <draw:frame draw:style-name="standard" draw:layer="layout" svg:width="0.832cm" svg:height="3.887cm" svg:x="20.115cm" svg:y="9.06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0.832cm" svg:height="3.887cm" svg:x="10.58cm" svg:y="14.6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0.832cm" svg:height="3.887cm" svg:x="18.989cm" svg:y="14.31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0.832cm" svg:height="3.887cm" svg:x="15.298cm" svg:y="14.4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832cm" svg:height="3.887cm" svg:x="6.976cm" svg:y="14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  <table:table-row table:style-name="ro1">
              <table:table-cell table:style-name="ce1"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Reduce Optimize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ead of building a tree over the k nodes, we build a graph, where each node is connected to every other 2<text:span text:style-name="T2">i</text:span>th node, for all i where 2<text:span text:style-name="T2">i</text:span> &lt; k</text:p>
              </text:list-item>
              <text:list-item>
                <text:p>For n parameters, each node is responsible only for aggregating n/k parameters</text:p>
              </text:list-item>
              <text:list-item>
                <text:p>The aggregated sections of the parameter vector will be merged back into the other nodes' parameter vectors</text:p>
              </text:list-item>
              <text:list-item>
                <text:p>Main benefits: reduced bandwidth consumption and improved laten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Reduced Optimized - Illustration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ed AllReduce – Next Step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5">
              <text:list-header>
                <text:p>As proof-of-concept, it works only when the number of nodes is power of 2. Extend it to work with arbitrary number of nodes.</text:p>
              </text:list-header>
              <text:list-item>
                <text:p>Implement pipelining to improve performance</text:p>
              </text:list-item>
              <text:list-item>
                <text:p>Consolidate client and server sockets of each node into one sock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sabi </meta:initial-creator>
    <meta:creation-date>2013-05-13T20:32:01</meta:creation-date>
    <dc:date>2013-05-13T23:14:40</dc:date>
    <dc:creator>Csabi </dc:creator>
    <meta:editing-duration>PT25M27S</meta:editing-duration>
    <meta:editing-cycles>4</meta:editing-cycles>
    <meta:generator>LibreOffice/3.5$Linux_X86_64 LibreOffice_project/350m1$Build-2</meta:generator>
    <meta:document-statistic meta:object-count="53"/>
  </office:meta>
</office:document-meta>
</file>